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style:font-size-asian="18pt" style:font-size-complex="18pt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ize="18pt" style:font-size-asian="18pt" style:font-size-complex="18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 style:parent-style-name="Standard" style:list-style-name="L2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lbateau</text:p>
      <text:p text:style-name="P1"/>
      <text:list xml:id="list28664955" text:style-name="L1">
        <text:list-item>
          <text:p text:style-name="P7">Modéliser le principe de la construction d'une carte en 3D et le format d'échange des données</text:p>
        </text:list-item>
      </text:list>
      <text:p text:style-name="P3"/>
      <text:p text:style-name="P3"/>
      <text:p text:style-name="P4">Carte :</text:p>
      <text:p text:style-name="P5"/>
      <text:list xml:id="list28663238" text:style-name="L2">
        <text:list-item>
          <text:p text:style-name="P9">Création d'un repère x, y , z.</text:p>
        </text:list-item>
        <text:list-item>
          <text:p text:style-name="P9">La carte sera construite a partir d'un échantillonnage de donnée, on va crée un maillage du fond de l'étang, en reliant les points à l'aide de droites.</text:p>
        </text:list-item>
      </text:list>
      <text:p text:style-name="P5"/>
      <text:p text:style-name="P5"/>
      <text:p text:style-name="P4">Format :</text:p>
      <text:p text:style-name="P4"/>
      <text:list xml:id="list28667331" text:style-name="L3">
        <text:list-item>
          <text:list>
            <text:list-item>
              <text:p text:style-name="P8">Le fichier sera sous *.CSV</text:p>
            </text:list-item>
            <text:list-item>
              <text:p text:style-name="P8">les données seront dans l'ordre suivant : x y z return;</text:p>
              <text:p text:style-name="P8"/>
            </text:list-item>
          </text:list>
        </text:list-item>
      </text:list>
      <text:p text:style-name="P4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1-03T16:31:42.12</meta:creation-date>
    <dc:date>2014-11-27T09:39:39.24</dc:date>
    <meta:editing-duration>PT00H58M58S</meta:editing-duration>
    <meta:editing-cycles>5</meta:editing-cycles>
    <meta:generator>OpenOffice.org/3.2$Win32 OpenOffice.org_project/320m12$Build-9483</meta:generator>
    <meta:document-statistic meta:table-count="0" meta:image-count="0" meta:object-count="0" meta:page-count="1" meta:paragraph-count="8" meta:word-count="76" meta:character-count="383"/>
  </office:meta>
</office:document-meta>
</file>